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0000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Bad" style:data-style-name="N0">
      <style:table-cell-properties fo:background-color="#FFC7CE"/>
      <style:text-properties fo:color="#000000"/>
    </style:style>
    <style:style style:name="co1" style:family="table-column">
      <style:table-column-properties fo:break-before="auto" style:column-width="2.92805555555556cm"/>
    </style:style>
    <style:style style:name="co2" style:family="table-column">
      <style:table-column-properties fo:break-before="auto" style:column-width="15.5927777777778cm"/>
    </style:style>
    <style:style style:name="co3" style:family="table-column">
      <style:table-column-properties fo:break-before="auto" style:column-width="12.6647222222222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TEST CASE (S)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st Case:</text:p>
          </table:table-cell>
          <table:table-cell office:value-type="string" table:style-name="ce3">
            <text:p>Valid Registration - To Verify that a user can successfully register as a custom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Enter valid registration details (name, user name , phone number).</text:p>
          </table:table-cell>
          <table:table-cell office:value-type="string" table:style-name="ce1">
            <text:p>User receives a successful registration response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2)</text:p>
          </table:table-cell>
          <table:table-cell office:value-type="string" table:style-name="ce1">
            <text:p>Submit the registration form.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Test Case:</text:p>
          </table:table-cell>
          <table:table-cell office:value-type="string" table:style-name="ce3">
            <text:p>Admin Creates Customer- Valid Customer Cre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Enter registration details with user details such as user name, name and phone number</text:p>
          </table:table-cell>
          <table:table-cell office:value-type="string" table:style-name="ce1">
            <text:p>Admin receives a successful creation respons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2)</text:p>
          </table:table-cell>
          <table:table-cell office:value-type="string" table:style-name="ce1">
            <text:p>Send an HTTP POST request to create the customer.</text:p>
          </table:table-cell>
          <table:table-cell table:number-columns-repeated="16382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3">
            <text:p>Test Case:</text:p>
          </table:table-cell>
          <table:table-cell office:value-type="string" table:style-name="ce3">
            <text:p>Verify that the admin can retrieve a list of all customer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Send an HTTP GET request to retrieve all customers.</text:p>
          </table:table-cell>
          <table:table-cell office:value-type="string" table:style-name="ce1">
            <text:p>Admin receives a list containing all customer data.</text:p>
          </table:table-cell>
          <table:table-cell table:number-columns-repeated="1638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3">
            <text:p>Test Case:</text:p>
          </table:table-cell>
          <table:table-cell office:value-type="string" table:style-name="ce3">
            <text:p>Verify that the admin can retrieve a customer by providing a valid customer I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Send an HTTP GET request to retrieve a specific customer by ID.</text:p>
          </table:table-cell>
          <table:table-cell office:value-type="string" table:style-name="ce1">
            <text:p>Admin receives the requested customer data.</text:p>
          </table:table-cell>
          <table:table-cell table:number-columns-repeated="1638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3">
            <text:p>Test Case:</text:p>
          </table:table-cell>
          <table:table-cell office:value-type="string" table:style-name="ce3">
            <text:p>Verify that the admin can successfully delete a custom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Send an HTTP DELETE request to delete a specific customer by ID.</text:p>
          </table:table-cell>
          <table:table-cell office:value-type="string" table:style-name="ce1">
            <text:p>Admin receives a successful deletion response</text:p>
          </table:table-cell>
          <table:table-cell table:number-columns-repeated="1638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5">
            <text:p>Test Case:</text:p>
          </table:table-cell>
          <table:table-cell office:value-type="string" table:style-name="ce5">
            <text:p>Verify that the system handles the retrieval of a non-existent customer I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Send an HTTP GET request to retrieve a customer with an invalid or non-existent customer ID.</text:p>
          </table:table-cell>
          <table:table-cell office:value-type="string" table:style-name="ce1">
            <text:p>Admin receives an error message indicating that the customer ID does not exist</text:p>
          </table:table-cell>
          <table:table-cell table:number-columns-repeated="1638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Test Case:</text:p>
          </table:table-cell>
          <table:table-cell office:value-type="string" table:style-name="ce5">
            <text:p><text:s/>Missing Required Fields - Name, user name and phone numb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Verify that the system properly handles registration attempts with missing required fields.</text:p>
          </table:table-cell>
          <table:table-cell office:value-type="string" table:style-name="ce1">
            <text:p>User receives an error message indicating the missing fields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5">
            <text:p>Test Case:</text:p>
          </table:table-cell>
          <table:table-cell office:value-type="string" table:style-name="ce5">
            <text:p>Data Validation Fail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Send an HTTP POST request to create a customer with invalid or improperly formatted data.</text:p>
          </table:table-cell>
          <table:table-cell office:value-type="string" table:style-name="ce1">
            <text:p>Admin receives an error message indicating the specific data validation failures</text:p>
          </table:table-cell>
          <table:table-cell table:number-columns-repeated="1638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5">
            <text:p>Test Case:</text:p>
          </table:table-cell>
          <table:table-cell office:value-type="string" table:style-name="ce5">
            <text:p>Duplicate Phone Number Registration - Verify that the system handles duplicate phone number registration appropriately.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Enter registration details with user phone number that is already registered.</text:p>
          </table:table-cell>
          <table:table-cell office:value-type="string" table:style-name="ce1">
            <text:p>User receives an error message indicating that the phone number is already associated with an existing customer account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2)</text:p>
          </table:table-cell>
          <table:table-cell office:value-type="string" table:style-name="ce1">
            <text:p>Submit the registration form.</text:p>
          </table:table-cell>
          <table:table-cell table:number-columns-repeated="16382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5">
            <text:p>Test Case:</text:p>
          </table:table-cell>
          <table:table-cell office:value-type="string" table:style-name="ce5">
            <text:p>Verify that the system handles same user registr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1)</text:p>
          </table:table-cell>
          <table:table-cell office:value-type="string" table:style-name="ce1">
            <text:p>Enter registration details with user details such as user name, name and phone number</text:p>
          </table:table-cell>
          <table:table-cell office:value-type="string" table:style-name="ce1">
            <text:p>User receives an error message indicating that the user is already registere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2)</text:p>
          </table:table-cell>
          <table:table-cell office:value-type="string" table:style-name="ce1">
            <text:p>Submit the registration form.</text:p>
          </table:table-cell>
          <table:table-cell table:number-columns-repeated="16382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01</meta:generator>
    <meta:initial-creator>Emmanuel Dapaah</meta:initial-creator>
    <dc:creator>sonal lakhotia</dc:creator>
    <meta:creation-date>2022-07-05T12:49:24Z</meta:creation-date>
    <dc:date>2023-06-29T12:39:46Z</dc:date>
    <meta:editing-duration>PT0S</meta:editing-duration>
  </office:meta>
</office:document-meta>
</file>